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memória principal</text:p>
          </draw:text-box>
        </draw:frame>
        <draw:frame draw:style-name="gr1" draw:text-style-name="P1" draw:layer="layout" svg:width="23.992cm" svg:height="9.999cm" svg:x="2.678cm" svg:y="3.8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abela de páginas</text:p>
          </draw:text-box>
        </draw:frame>
        <draw:frame draw:style-name="gr1" draw:text-style-name="P1" draw:layer="layout" svg:width="23.992cm" svg:height="9.999cm" svg:x="2.678cm" svg:y="3.8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 text:style-name="P1">Impacto da alteração do tamanho da TLB na TLB</text:p>
          </draw:text-box>
        </draw:frame>
        <draw:frame draw:style-name="gr1" draw:text-style-name="P1" draw:layer="layout" svg:width="23.992cm" svg:height="9.999cm" svg:x="2.678cm" svg:y="3.8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5T16:54:27.323105599</meta:creation-date>
    <dc:date>2022-04-15T20:04:41.945513366</dc:date>
    <meta:editing-duration>PT16M58S</meta:editing-duration>
    <meta:editing-cycles>7</meta:editing-cycles>
    <meta:generator>LibreOffice/7.2.6.2$Linux_X86_64 LibreOffice_project/20$Build-2</meta:generator>
    <meta:document-statistic meta:object-count="3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7.999cm" svg:y="4.203cm" style:legend-expansion="high" chart:style-name="ch2"/>
        <chart:plot-area chart:style-name="ch3" chart:data-source-has-labels="both" svg:x="0.479cm" svg:y="0.2cm" svg:width="17.041cm" svg:height="9.6cm">
          <chart:coordinate-region svg:x="2.794cm" svg:y="0.2cm" svg:width="14.446cm" svg:height="8.9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230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Page Faul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7.999cm" svg:y="4.203cm" style:legend-expansion="high" chart:style-name="ch2"/>
        <chart:plot-area chart:style-name="ch3" chart:data-source-has-labels="both" svg:x="0.479cm" svg:y="0.2cm" svg:width="17.041cm" svg:height="9.6cm">
          <chart:coordinate-region svg:x="2.794cm" svg:y="0.2cm" svg:width="14.539cm" svg:height="8.95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otal Hit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Miss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93cm" svg:height="10cm" xlink:href="." xlink:type="simple" chart:class="chart:bar" chart:style-name="ch1">
        <chart:legend chart:legend-position="end" svg:x="17.999cm" svg:y="4.203cm" style:legend-expansion="high" chart:style-name="ch2"/>
        <chart:plot-area chart:style-name="ch3" chart:data-source-has-labels="both" svg:x="0.479cm" svg:y="0.2cm" svg:width="17.041cm" svg:height="9.6cm">
          <chart:coordinate-region svg:x="2.794cm" svg:y="0.2cm" svg:width="14.446cm" svg:height="8.95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7"/>
            <chart:data-point chart:style-name="ch9"/>
          </chart:series>
          <chart:series chart:style-name="ch10" chart:values-cell-range-address="local-table.$D$2:.$D$9" chart:label-cell-address="local-table.$D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 com Tamanho 1</text:p>
              </table:table-cell>
              <table:table-cell office:value-type="string">
                <text:p>Caso Base - TLB com Tamanho 2</text:p>
              </table:table-cell>
              <table:table-cell office:value-type="string">
                <text:p>TLB com Tamanho 4</text:p>
              </table:table-cell>
            </table:table-row>
          </table:table-header-rows>
          <table:table-rows>
            <table:table-row>
              <table:table-cell office:value-type="string">
                <text:p>Read Acces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Cycl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ead Time</text:p>
              </table:table-cell>
              <table:table-cell office:value-type="float" office:value="400">
                <text:p>400</text:p>
              </table:table-cell>
              <table:table-cell office:value-type="float" office:value="370">
                <text:p>37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Write Access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Cycles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rite Time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Total Access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otal Time</text:p>
              </table:table-cell>
              <table:table-cell office:value-type="float" office:value="820">
                <text:p>820</text:p>
              </table:table-cell>
              <table:table-cell office:value-type="float" office:value="790">
                <text:p>790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